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P2"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1c3ee7" style:font-size-asian="14pt" style:font-size-complex="14pt"/>
    </style:style>
    <style:style style:name="P3"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3dea23" style:font-size-asian="14pt" style:font-size-complex="14pt"/>
    </style:style>
    <style:style style:name="P4"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36d78e" style:font-size-asian="14pt" style:font-size-complex="14pt"/>
    </style:style>
    <style:style style:name="P5" style:family="paragraph" style:parent-style-name="Text_20_body">
      <loext:graphic-properties draw:fill-hatch-name="hatch"/>
      <style:paragraph-properties fo:margin-top="0.101cm" fo:margin-bottom="0.101cm" style:contextual-spacing="false" fo:line-height="200%"/>
      <style:text-properties fo:font-size="14pt" officeooo:paragraph-rsid="004945b8" style:font-size-asian="14pt" style:font-size-complex="14pt"/>
    </style:style>
    <style:style style:name="P6"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4945b8" style:font-size-asian="14pt" style:font-size-complex="14pt"/>
    </style:style>
    <style:style style:name="P7" style:family="paragraph" style:parent-style-name="Text_20_body">
      <loext:graphic-properties draw:fill-hatch-name="hatch"/>
      <style:paragraph-properties fo:margin-top="0.101cm" fo:margin-bottom="0.499cm" style:contextual-spacing="false" fo:line-height="115%" fo:break-before="page"/>
      <style:text-properties fo:font-size="14pt" officeooo:rsid="002789f0" officeooo:paragraph-rsid="002789f0" style:font-size-asian="14pt" style:font-size-complex="14pt"/>
    </style:style>
    <style:style style:name="P8"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2cdea2" style:font-size-asian="14pt" style:font-size-complex="14pt"/>
    </style:style>
    <style:style style:name="P9"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042820b" style:font-size-asian="14pt" style:font-size-complex="14pt"/>
    </style:style>
    <style:style style:name="P10" style:family="paragraph" style:parent-style-name="Text_20_body">
      <loext:graphic-properties draw:fill-hatch-name="hatch"/>
      <style:paragraph-properties fo:margin-top="0.101cm" fo:margin-bottom="0.499cm" style:contextual-spacing="false" fo:line-height="115%"/>
      <style:text-properties fo:font-size="14pt" officeooo:rsid="0048b50d" officeooo:paragraph-rsid="0042820b" style:font-size-asian="14pt" style:font-size-complex="14pt"/>
    </style:style>
    <style:style style:name="P11" style:family="paragraph" style:parent-style-name="Text_20_body">
      <loext:graphic-properties draw:fill="none" draw:fill-hatch-name="hatch"/>
      <style:paragraph-properties fo:margin-left="2cm" fo:margin-right="0cm" fo:margin-top="0.101cm" fo:margin-bottom="0.499cm" style:contextual-spacing="false" fo:line-height="115%" fo:text-indent="-1cm" style:auto-text-indent="false" fo:background-color="transparent"/>
      <style:text-properties fo:font-size="14pt" fo:font-style="italic" fo:font-weight="bold" officeooo:rsid="002789f0" officeooo:paragraph-rsid="003d67f1" style:font-size-asian="14pt" style:font-style-asian="italic" style:font-weight-asian="bold" style:font-size-complex="14pt" style:font-style-complex="italic" style:font-weight-complex="bold"/>
    </style:style>
    <style:style style:name="P12" style:family="paragraph" style:parent-style-name="Text_20_body">
      <loext:graphic-properties draw:fill-gradient-name="gradient" draw:fill-hatch-name="hatch"/>
      <style:paragraph-properties fo:margin-top="0cm" fo:margin-bottom="0.75cm" style:contextual-spacing="false" fo:line-height="200%"/>
      <style:text-properties officeooo:paragraph-rsid="002e001c"/>
    </style:style>
    <style:style style:name="P13" style:family="paragraph" style:parent-style-name="Text_20_body">
      <loext:graphic-properties draw:fill-hatch-name="hatch"/>
      <style:paragraph-properties fo:margin-top="0.101cm" fo:margin-bottom="0.499cm" style:contextual-spacing="false" fo:line-height="100%"/>
      <style:text-properties officeooo:paragraph-rsid="001c3ee7"/>
    </style:style>
    <style:style style:name="P14" style:family="paragraph" style:parent-style-name="Text_20_body" style:list-style-name="L1">
      <loext:graphic-properties draw:fill-hatch-name="hatch"/>
      <style:paragraph-properties fo:margin-top="0cm" fo:margin-bottom="0.25cm" style:contextual-spacing="false" fo:line-height="100%"/>
      <style:text-properties fo:font-size="14pt" officeooo:rsid="0028d6ad" officeooo:paragraph-rsid="0028d6ad" style:font-size-asian="14pt" style:font-size-complex="14pt"/>
    </style:style>
    <style:style style:name="P15" style:family="paragraph" style:parent-style-name="Text_20_body" style:list-style-name="L1">
      <loext:graphic-properties draw:fill-gradient-name="Gradient_20_4" draw:fill-hatch-name="hatch"/>
      <style:paragraph-properties fo:margin-top="0cm" fo:margin-bottom="0.499cm" style:contextual-spacing="false" fo:line-height="100%"/>
      <style:text-properties fo:font-size="14pt" officeooo:rsid="0028d6ad" officeooo:paragraph-rsid="0028d6ad" style:font-size-asian="14pt" style:font-size-complex="14pt"/>
    </style:style>
    <style:style style:name="P16" style:family="paragraph" style:parent-style-name="Text_20_body" style:list-style-name="L1">
      <loext:graphic-properties draw:fill-hatch-name="hatch"/>
      <style:paragraph-properties fo:margin-top="0cm" fo:margin-bottom="0.25cm" style:contextual-spacing="false" fo:line-height="100%"/>
      <style:text-properties fo:font-size="14pt" officeooo:rsid="004c99b8" officeooo:paragraph-rsid="004c99b8" style:font-size-asian="14pt" style:font-size-complex="14pt"/>
    </style:style>
    <style:style style:name="P17" style:family="paragraph" style:parent-style-name="Text_20_body">
      <loext:graphic-properties draw:fill-gradient-name="Gradient_20_2" draw:fill-hatch-name="hatch"/>
      <style:paragraph-properties fo:margin-top="0cm" fo:margin-bottom="0.25cm" style:contextual-spacing="false" fo:line-height="200%"/>
      <style:text-properties fo:font-size="14pt" officeooo:paragraph-rsid="004c99b8" style:font-size-asian="14pt" style:font-size-complex="14pt"/>
    </style:style>
    <style:style style:name="P18" style:family="paragraph" style:parent-style-name="Text_20_body">
      <loext:graphic-properties draw:fill-gradient-name="Gradient_20_3" draw:fill-hatch-name="hatch"/>
      <style:paragraph-properties fo:margin-top="0cm" fo:margin-bottom="0.25cm" style:contextual-spacing="false" fo:line-height="200%"/>
      <style:text-properties fo:font-size="14pt" officeooo:paragraph-rsid="004c99b8" style:font-size-asian="14pt" style:font-size-complex="14pt"/>
    </style:style>
    <style:style style:name="P19"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4dfe70" style:font-size-asian="14pt" style:font-size-complex="14pt"/>
    </style:style>
    <style:style style:name="P20"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050a789" style:font-size-asian="14pt" style:font-size-complex="14pt"/>
    </style:style>
    <style:style style:name="P21" style:family="paragraph" style:parent-style-name="Text_20_body">
      <loext:graphic-properties draw:fill-hatch-name="hatch"/>
      <style:paragraph-properties fo:margin-top="0.101cm" fo:margin-bottom="0.499cm" style:contextual-spacing="false" fo:line-height="115%"/>
      <style:text-properties fo:font-size="14pt" officeooo:rsid="0050812b" officeooo:paragraph-rsid="0050812b" style:font-size-asian="14pt" style:font-size-complex="14pt"/>
    </style:style>
    <style:style style:name="P22" style:family="paragraph" style:parent-style-name="Text_20_body">
      <loext:graphic-properties draw:fill="none" draw:fill-hatch-name="hatch"/>
      <style:paragraph-properties fo:margin-left="2cm" fo:margin-right="0cm" fo:margin-top="0.101cm" fo:margin-bottom="0.499cm" style:contextual-spacing="false" fo:line-height="115%" fo:text-indent="-1cm" style:auto-text-indent="false" fo:background-color="transparent"/>
      <style:text-properties fo:font-size="14pt" fo:font-style="italic" fo:font-weight="bold" officeooo:rsid="002789f0" officeooo:paragraph-rsid="003d67f1" style:font-size-asian="14pt" style:font-style-asian="italic" style:font-weight-asian="bold" style:font-size-complex="14pt" style:font-style-complex="italic" style:font-weight-complex="bold"/>
    </style:style>
    <style:style style:name="P23" style:family="paragraph" style:parent-style-name="Text_20_body" style:master-page-name="">
      <loext:graphic-properties draw:fill="none" draw:fill-hatch-name="hatch"/>
      <style:paragraph-properties fo:margin-left="2cm" fo:margin-right="0cm" fo:margin-top="0.101cm" fo:margin-bottom="0.499cm" style:contextual-spacing="false" fo:line-height="115%" fo:text-indent="-1cm" style:auto-text-indent="false" style:page-number="auto" fo:background-color="transparent"/>
      <style:text-properties fo:font-size="14pt" fo:font-style="italic" fo:font-weight="bold" officeooo:rsid="002789f0" officeooo:paragraph-rsid="003d67f1" style:font-size-asian="14pt" style:font-style-asian="italic" style:font-weight-asian="bold" style:font-size-complex="14pt" style:font-style-complex="italic" style:font-weight-complex="bold"/>
    </style:style>
    <style:style style:name="P24" style:family="paragraph" style:parent-style-name="Text_20_body">
      <loext:graphic-properties draw:fill-hatch-name="hatch"/>
      <style:paragraph-properties fo:margin-top="0.101cm" fo:margin-bottom="0.499cm" style:contextual-spacing="false" fo:line-height="115%"/>
      <style:text-properties officeooo:paragraph-rsid="002e001c"/>
    </style:style>
    <style:style style:name="P25" style:family="paragraph" style:parent-style-name="Text_20_body">
      <loext:graphic-properties draw:fill-hatch-name="hatch"/>
      <style:paragraph-properties fo:margin-top="0.101cm" fo:margin-bottom="0.499cm" style:contextual-spacing="false" fo:line-height="115%" fo:break-before="page"/>
      <style:text-properties officeooo:paragraph-rsid="002e001c"/>
    </style:style>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loext:graphic-properties draw:fill-hatch-name="hatch"/>
      <style:paragraph-properties fo:margin-top="0.101cm" fo:margin-bottom="0.499cm" style:contextual-spacing="false" fo:line-height="100%"/>
      <style:text-properties fo:font-weight="normal" officeooo:paragraph-rsid="001c3ee7" style:font-weight-asian="normal" style:font-weight-complex="normal"/>
    </style:style>
    <style:style style:name="T1" style:family="text">
      <style:text-properties officeooo:rsid="003f303a"/>
    </style:style>
    <style:style style:name="T2" style:family="text">
      <style:text-properties officeooo:rsid="001c3ee7"/>
    </style:style>
    <style:style style:name="T3" style:family="text">
      <style:text-properties officeooo:rsid="0025b437"/>
    </style:style>
    <style:style style:name="T4" style:family="text">
      <style:text-properties fo:font-style="italic" style:font-style-asian="italic" style:font-style-complex="italic"/>
    </style:style>
    <style:style style:name="T5" style:family="text">
      <style:text-properties fo:font-style="italic" officeooo:rsid="004dfe70" style:font-style-asian="italic" style:font-style-complex="italic"/>
    </style:style>
    <style:style style:name="T6" style:family="text">
      <style:text-properties fo:font-style="italic" officeooo:rsid="0049a05d" style:font-style-asian="italic" style:font-style-complex="italic"/>
    </style:style>
    <style:style style:name="T7" style:family="text">
      <style:text-properties fo:font-style="italic" fo:font-weight="normal" officeooo:rsid="003dea23" style:font-style-asian="italic" style:font-weight-asian="normal" style:font-style-complex="italic" style:font-weight-complex="normal"/>
    </style:style>
    <style:style style:name="T8" style:family="text">
      <style:text-properties fo:font-weight="bold" style:font-weight-asian="bold" style:font-weight-complex="bold"/>
    </style:style>
    <style:style style:name="T9" style:family="text">
      <style:text-properties fo:font-weight="bold" officeooo:rsid="0025b437" style:font-weight-asian="bold" style:font-weight-complex="bold"/>
    </style:style>
    <style:style style:name="T10" style:family="text">
      <style:text-properties fo:font-weight="bold" officeooo:rsid="002fe488" style:font-weight-asian="bold" style:font-weight-complex="bold"/>
    </style:style>
    <style:style style:name="T11" style:family="text">
      <style:text-properties fo:font-weight="bold" officeooo:rsid="004945b8" style:font-weight-asian="bold" style:font-weight-complex="bold"/>
    </style:style>
    <style:style style:name="T12" style:family="text">
      <style:text-properties officeooo:rsid="002c8a67"/>
    </style:style>
    <style:style style:name="T13" style:family="text">
      <style:text-properties officeooo:rsid="002cdea2"/>
    </style:style>
    <style:style style:name="T14" style:family="text">
      <style:text-properties fo:font-size="14pt" style:font-size-asian="14pt" style:font-size-complex="14pt"/>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fo:font-style="italic" style:font-size-asian="14pt" style:font-style-asian="italic" style:font-size-complex="14pt" style:font-style-complex="italic"/>
    </style:style>
    <style:style style:name="T17" style:family="text">
      <style:text-properties officeooo:rsid="0032b6a9"/>
    </style:style>
    <style:style style:name="T18" style:family="text">
      <style:text-properties officeooo:rsid="0035852a"/>
    </style:style>
    <style:style style:name="T19" style:family="text">
      <style:text-properties fo:font-weight="normal" style:font-weight-asian="normal" style:font-weight-complex="normal"/>
    </style:style>
    <style:style style:name="T20" style:family="text">
      <style:text-properties fo:font-weight="normal" officeooo:rsid="004dfe70" style:font-weight-asian="normal" style:font-weight-complex="normal"/>
    </style:style>
    <style:style style:name="T21" style:family="text">
      <style:text-properties officeooo:rsid="003a90dc"/>
    </style:style>
    <style:style style:name="T22" style:family="text">
      <style:text-properties officeooo:rsid="003ad9c3"/>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officeooo:rsid="0049a05d" style:font-style-asian="normal" style:font-style-complex="normal"/>
    </style:style>
    <style:style style:name="T25" style:family="text">
      <style:text-properties fo:font-style="normal" fo:font-weight="normal" officeooo:rsid="004c99b8" style:font-style-asian="normal" style:font-weight-asian="normal" style:font-style-complex="normal" style:font-weight-complex="normal"/>
    </style:style>
    <style:style style:name="T26" style:family="text">
      <style:text-properties officeooo:rsid="0042820b"/>
    </style:style>
    <style:style style:name="T27" style:family="text">
      <style:text-properties officeooo:rsid="002862eb"/>
    </style:style>
    <style:style style:name="T28" style:family="text">
      <style:text-properties officeooo:rsid="0043e5b2"/>
    </style:style>
    <style:style style:name="T29" style:family="text">
      <style:text-properties officeooo:rsid="0049a05d"/>
    </style:style>
    <style:style style:name="T30" style:family="text">
      <style:text-properties officeooo:rsid="004a7a6a"/>
    </style:style>
    <style:style style:name="T31" style:family="text">
      <style:text-properties officeooo:rsid="004bd888"/>
    </style:style>
    <style:style style:name="T32" style:family="text">
      <style:text-properties officeooo:rsid="004c99b8"/>
    </style:style>
    <style:style style:name="T33" style:family="text">
      <style:text-properties officeooo:rsid="004dfe70"/>
    </style:style>
    <style:style style:name="T34" style:family="text">
      <style:text-properties officeooo:rsid="004f7ed6"/>
    </style:style>
    <style:style style:name="T35" style:family="text">
      <style:text-properties officeooo:rsid="0050812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9">Call to Worship</text:span><text:span text:style-name="T3"> Ps 118:27-29 Opening prayer (John A)</text:span></text:p>
      <text:p text:style-name="P29"><text:span text:style-name="T15">Praise:</text:span><text:span text:style-name="T14"> </text:span><text:span text:style-name="T16">Christ our hope in life and death</text:span></text:p>
      <text:p text:style-name="P13"><text:span text:style-name="T15">Announcements</text:span><text:span text:style-name="T14"> (John A)</text:span></text:p>
      <text:list xml:id="list4191334161" text:style-name="L1">
        <text:list-item>
          <text:p text:style-name="P14">26 May, Sunday Evening Service @ 5pm</text:p>
        </text:list-item>
        <text:list-item>
          <text:p text:style-name="P14">2 June, Sunday Mihalyi’s Visit &amp; Church Lunch</text:p>
        </text:list-item>
        <text:list-item>
          <text:p text:style-name="P14">2-4 August, Fri-Sun Church Camp</text:p>
        </text:list-item>
        <text:list-item>
          <text:p text:style-name="P16">Community groups study books</text:p>
        </text:list-item>
        <text:list-item>
          <text:p text:style-name="P15">Morning Tea and fellowship after the service</text:p>
        </text:list-item>
      </text:list>
      <text:p text:style-name="P3"><text:span text:style-name="T8">Bible Reading:</text:span> 2 Kings 17:1-23 (J<text:span text:style-name="T32">ohn </text:span>A)</text:p>
      <text:p text:style-name="P4"><text:span text:style-name="T8">Sunday School:</text:span><text:span text:style-name="T19"> (Mook L)</text:span></text:p>
      <text:p text:style-name="P18"><text:span text:style-name="T8">Praise: </text:span><text:span text:style-name="T7">Only a holy God </text:span></text:p>
      <text:p text:style-name="P17"><text:span text:style-name="T7"><text:tab/></text:span><text:span text:style-name="T25">New Song - Music team will introduce it with verse 1 &amp; chorus</text:span></text:p>
      <text:p text:style-name="P6"><text:span text:style-name="Emphasis"><text:span text:style-name="T23">Mission Spot –</text:span></text:span><text:span text:style-name="Emphasis"><text:span text:style-name="T19"> </text:span></text:span><text:span text:style-name="Emphasis"><text:span text:style-name="T20">Barnabas Aid </text:span></text:span><text:span text:style-name="Emphasis"><text:span text:style-name="T19">(Gaye M)</text:span></text:span></text:p>
      <text:p text:style-name="P6"><text:span text:style-name="T11">P</text:span><text:span text:style-name="T8">rayer for the church and the world:</text:span> (<text:span text:style-name="T33">Jan F</text:span>)</text:p>
      <text:p text:style-name="P19"><text:span text:style-name="T10">B</text:span><text:span text:style-name="T8">ible Reading:</text:span> 2 Kings 17:24-41 (Callum H)</text:p>
      <text:p text:style-name="P19"><text:span text:style-name="T8">Praise:</text:span> <text:span text:style-name="T4">Come Thou Fount </text:span>(OFFERING)</text:p>
      <text:p text:style-name="P12"><text:span text:style-name="T15">Sermon:</text:span><text:span text:style-name="T14"> “WHO IS OUR GOD?” (Jake Martin)</text:span></text:p>
      <text:p text:style-name="P2"><text:span text:style-name="T8">Praise:</text:span> <text:span text:style-name="T4">I </text:span><text:span text:style-name="T5">S</text:span><text:span text:style-name="T4">et my </text:span><text:span text:style-name="T5">H</text:span><text:span text:style-name="T4">ope</text:span></text:p>
      <text:p text:style-name="P2"><text:span text:style-name="T8">Benediction</text:span> (<text:span text:style-name="T33">Jake Martin</text:span>)</text:p>
      <text:p text:style-name="P7">Opening Prayer (Ps 118:27-29<text:span text:style-name="T12">)</text:span></text:p>
      <text:p text:style-name="P23"><text:span text:style-name="T34">27</text:span> The Lord is God, and he has made his light to shine upon us.</text:p>
      <text:p text:style-name="P11">Bind the festal sacrifice with cords, up to the horns of the altar!</text:p>
      <text:p text:style-name="P11">28 You are my God, and I will give thanks to you;</text:p>
      <text:p text:style-name="P11"><text:s text:c="4"/>you are my God; I will extol you.</text:p>
      <text:p text:style-name="P11">29 Oh give thanks to the Lord, for he is good;</text:p>
      <text:p text:style-name="P11"><text:s text:c="4"/>for his steadfast love endures for ever!</text:p>
      <text:p text:style-name="P11"><text:s text:c="4"/>Do not forsake the work of your hands.</text:p>
      <text:p text:style-name="P8"><text:span text:style-name="T21">Heavenly </text:span>Father<text:span text:style-name="T17">,</text:span> we thank You <text:span text:style-name="T13">that </text:span><text:span text:style-name="T26">You have </text:span><text:span text:style-name="T34">made Your light to shine upon us, even more brightly than David knew when He wrote this psalm, since we have received grace upon grace in the person of Your Son the Lord Jesus, Who died and rose again to redeem us fully. </text:span></text:p>
      <text:p text:style-name="P9"><text:span text:style-name="T28">W</text:span>e<text:span text:style-name="T28"> </text:span><text:span text:style-name="T34">no longer sacrifice animals on an altar of stone, but we have gathered to give a sacrifice of praise, the fruit of lips that acknowledge His Name as our Lord and Saviour, reigning from heaven now, and Who will one day return in glory.</text:span></text:p>
      <text:p text:style-name="P21">We thank You that You are good, that our salvation is assured because Jesus has paid it all, and we have Your sure Word as the foundation for our faith, so that we may grow in godliness as You work by Your Holy Spirit to make us more like Jesus day by day.</text:p>
      <text:p text:style-name="P9"><text:span text:style-name="T30">We commit this service in all its aspects to You, and ask that the Holy Spirit would lead and guide us throughout this time. </text:span><text:span text:style-name="T22">I</text:span><text:span text:style-name="T18">n </text:span><text:span text:style-name="T29">Jesus’ </text:span><text:span text:style-name="T35">mighty Name</text:span><text:span text:style-name="T29"> </text:span><text:span text:style-name="T18">we pray</text:span><text:span text:style-name="T27">, Amen.</text:span></text:p>
      <text:p text:style-name="P20">[Praise: <text:span text:style-name="T4">Christ our hope in life and death</text:span></text:p>
      <text:p text:style-name="P20">Announcements<text:span text:style-name="T24">]</text:span></text:p>
      <text:p text:style-name="P10"/>
      <text:p text:style-name="P25">Call to Worship (Ps 118:27-29 ) / Opening prayer (John A)</text:p>
      <text:p text:style-name="Text_20_body">Praise: <text:span text:style-name="Emphasis">Christ our hope in life and death</text:span></text:p>
      <text:p text:style-name="Text_20_body">Announcements (John A)</text:p>
      <text:p text:style-name="Text_20_body">Bible Reading: 2 Kings 17:1-23 (JA)</text:p>
      <text:p text:style-name="Text_20_body">Sunday School (Mook L)</text:p>
      <text:p text:style-name="Text_20_body">Praise: <text:span text:style-name="Emphasis">Only a holy God</text:span></text:p>
      <text:p text:style-name="Text_20_body">Mission Spot (Gaye M)</text:p>
      <text:p text:style-name="Text_20_body">Prayer for the church and the world  (Jan F)</text:p>
      <text:p text:style-name="Text_20_body">Bible reading: 2 Kings 17:24-41 (Callum H)</text:p>
      <text:p text:style-name="Text_20_body">Praise: <text:span text:style-name="Emphasis">Come Thou Fount (OFFERING)</text:span></text:p>
      <text:p text:style-name="Text_20_body">Sermon: “WHO IS OUR GOD?” (Jake Martin)</text:p>
      <text:p text:style-name="Text_20_body">Praise: <text:span text:style-name="Emphasis">I set my hope</text:span></text:p>
      <text:p text:style-name="Text_20_body">Benediction (Jake M)</text:p>
      <text:p text:style-name="Text_20_body"><text:span text:style-name="Strong_20_Emphasis"/></text:p>
      <text:p text:style-name="Text_20_body"><text:span text:style-name="Strong_20_Emphasis">Sermon Outline</text:span></text:p>
      <text:p text:style-name="Text_20_body">“WHO IS OUR GOD?”   (2 Kings 17)</text:p>
      <text:p text:style-name="Text_20_body">Introduction</text:p>
      <text:p text:style-name="Text_20_body">1 Who is your God, Israel? A forgotten and ignored God.</text:p>
      <text:list xml:id="list4242309737" text:style-name="L3">
        <text:list-item>
          <text:p text:style-name="P26">Forgotten</text:p>
        </text:list-item>
        <text:list-item>
          <text:p text:style-name="P26">Actively ignored</text:p>
        </text:list-item>
        <text:list-item>
          <text:p text:style-name="P26">Yahweh’s response: exile</text:p>
        </text:list-item>
      </text:list>
      <text:p text:style-name="Text_20_body">2 Who is your God Samaritans? Just one of many.</text:p>
      <text:list xml:id="list1019386408" text:style-name="L4">
        <text:list-item>
          <text:p text:style-name="P27">BYO god</text:p>
        </text:list-item>
        <text:list-item>
          <text:p text:style-name="P27">Just one of many</text:p>
        </text:list-item>
      </text:list>
      <text:p text:style-name="Text_20_body">3 Implications - who is our God?</text:p>
      <text:list xml:id="list1728158483" text:style-name="L5">
        <text:list-item>
          <text:p text:style-name="P28">Remembering our God</text:p>
        </text:list-item>
        <text:list-item>
          <text:p text:style-name="P28">Pluralistic society, exclusive God.</text:p>
        </text:list-item>
      </text:list>
      <text:p text:style-name="Text_20_body">Conclusion</text:p>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4bd888"/>
    </style:style>
    <style:style style:name="MT2" style:family="text">
      <style:text-properties officeooo:rsid="003f303a"/>
    </style:style>
    <style:style style:name="MT3" style:family="text">
      <style:text-properties officeooo:rsid="001c3ee7"/>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12</text:span><text:span text:style-name="MT2">th</text:span> <text:span text:style-name="MT1">May</text:span> 202<text:span text:style-name="MT3">4</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4-05-11T23:13:17.015473162</dc:date>
    <meta:editing-duration>PT5H27M43S</meta:editing-duration>
    <meta:editing-cycles>41</meta:editing-cycles>
    <meta:generator>LibreOffice/7.3.7.2$Linux_X86_64 LibreOffice_project/30$Build-2</meta:generator>
    <meta:print-date>2024-05-11T23:01:11.215000703</meta:print-date>
    <meta:document-statistic meta:table-count="0" meta:image-count="0" meta:object-count="0" meta:page-count="3" meta:paragraph-count="61" meta:word-count="542" meta:character-count="2831" meta:non-whitespace-character-count="2343"/>
  </office:meta>
</office:document-meta>
</file>